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e6e6e6" draw:textarea-horizontal-align="justify" draw:textarea-vertical-align="bottom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5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standard">
      <style:graphic-properties draw:marker-end="Arrow" draw:marker-end-width="0.3cm"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8" style:family="graphic">
      <style:graphic-properties style:protect="size"/>
    </style:style>
    <style:style style:name="gr9" style:family="graphic" style:parent-style-name="standard">
      <style:graphic-properties draw:fill="none" draw:textarea-horizontal-align="justify" draw:textarea-vertical-align="top" draw:auto-grow-height="false"/>
    </style:style>
    <style:style style:name="gr10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margin-left="0.386cm" fo:margin-right="0cm" fo:text-indent="0cm"/>
    </style:style>
    <style:style style:name="P4" style:family="paragraph">
      <style:text-properties fo:font-size="12pt" style:font-size-asian="12pt" style:font-size-complex="12pt"/>
    </style:style>
    <style:style style:name="P5" style:family="paragraph">
      <style:paragraph-properties fo:text-align="center"/>
      <style:text-properties fo:font-size="18pt"/>
    </style:style>
    <style:style style:name="P6" style:family="paragraph">
      <style:paragraph-properties fo:text-align="start"/>
      <style:text-properties fo:font-size="18pt"/>
    </style:style>
    <style:style style:name="P7" style:family="paragraph">
      <style:text-properties fo:font-size="20pt"/>
    </style:style>
    <style:style style:name="P8" style:family="paragraph">
      <style:paragraph-properties fo:margin-left="0cm" fo:margin-right="0cm" fo:text-indent="0cm"/>
    </style:style>
    <style:style style:name="P9" style:family="paragraph">
      <style:paragraph-properties fo:margin-left="0cm" fo:margin-right="3.732cm" fo:text-indent="0cm"/>
    </style:style>
    <style:style style:name="P10" style:family="paragraph">
      <style:paragraph-properties fo:margin-left="1.17cm" fo:margin-right="3.732cm" fo:text-indent="0cm"/>
    </style:style>
    <style:style style:name="P11" style:family="paragraph">
      <style:paragraph-properties fo:margin-left="0cm" fo:margin-right="13.842cm" fo:text-indent="0cm"/>
    </style:style>
    <style:style style:name="P12" style:family="paragraph">
      <style:text-properties fo:font-size="10pt" style:font-size-asian="10pt" style:font-size-complex="10pt"/>
    </style:style>
    <style:style style:name="P13" style:family="paragraph">
      <style:text-properties fo:font-size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8pt"/>
    </style:style>
    <style:style style:name="T3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-0.386cm" text:min-label-width="0.38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•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16.41cm" svg:height="10.553cm" svg:x="2.17cm" svg:y="6.154cm">
          <text:p text:style-name="P1">TTY Driver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5.399cm" svg:height="3.01cm" svg:x="2.735cm" svg:y="6.692cm">
          <text:p text:style-name="P2">tty.c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5.399cm" svg:height="2.526cm" svg:x="2.736cm" svg:y="12.076cm">
          <text:p text:style-name="P2">keyboard.c</text:p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8.176cm" svg:height="6.413cm" svg:x="18.907cm" svg:y="10.983cm">
          <draw:text-box>
            <text:list text:style-name="L2">
              <text:list-item>
                <text:p text:style-name="P3"><text:span text:style-name="T1">Maintains lowlevel buffer to which keyprints are added – this is the current line in canonical mode</text:span></text:p>
              </text:list-item>
              <text:list-item>
                <text:p text:style-name="P3"><text:span text:style-name="T1">maintains a flag canonical</text:span></text:p>
              </text:list-item>
              <text:list-item>
                <text:p text:style-name="P3"><text:span text:style-name="T1">When a new character is added to the buffer (raw mode) or the line is completed with return (canonical mode), it calls tty_notify in tty.c which will add the characters to the logical buffer if it is not yet full</text:span></text:p>
              </text:list-item>
              <text:list-item>
                <text:p text:style-name="P3"><text:span text:style-name="T1">Handles echoing</text:span></text:p>
              </text:list-item>
              <text:list-item>
                <text:p text:style-name="P3"><text:span text:style-name="T1">Knows scancodes</text:span></text:p>
                <text:p text:style-name="P3"><text:span text:style-name="T1"/></text:p>
              </text:list-item>
            </text:list>
          </draw:text-box>
        </draw:frame>
        <draw:custom-shape draw:style-name="gr4" draw:text-style-name="P1" draw:layer="layout" svg:width="7.997cm" svg:height="1.07cm" svg:x="8.354cm" svg:y="7.651cm">
          <text:p text:style-name="P1">Logical buffer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7.997cm" svg:height="1.07cm" svg:x="8.355cm" svg:y="12.851cm">
          <text:p text:style-name="P1">Current line buffer</text:p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8.176cm" svg:height="3.569cm" svg:x="18.907cm" svg:y="6.584cm">
          <draw:text-box>
            <text:list text:style-name="L2">
              <text:list-item>
                <text:p text:style-name="P3"><text:span text:style-name="T1">Maintains logical buffer</text:span></text:p>
              </text:list-item>
              <text:list-item>
                <text:p text:style-name="P3"><text:span text:style-name="T1">To serve a request, the logical buffer is used first</text:span></text:p>
              </text:list-item>
              <text:list-item>
                <text:p text:style-name="P3"><text:span text:style-name="T1">If that buffer is empty, the thread is put to sleep until the request is serviced</text:span></text:p>
              </text:list-item>
              <text:list-item>
                <text:p text:style-name="P3"><text:span text:style-name="T1">Knows only characters</text:span></text:p>
                <text:p text:style-name="P3"><text:span text:style-name="T1"/></text:p>
              </text:list-item>
            </text:list>
          </draw:text-box>
        </draw:frame>
        <draw:custom-shape draw:style-name="gr2" draw:text-style-name="P1" draw:layer="layout" svg:width="15.399cm" svg:height="3.01cm" svg:x="2.736cm" svg:y="1.692cm">
          <text:p text:style-name="P1">File system layer</text:p>
          <draw:enhanced-geometry svg:viewBox="0 0 21600 21600" draw:type="rectangle" draw:enhanced-path="M 0 0 L 21600 0 21600 21600 0 21600 0 0 Z N"/>
        </draw:custom-shape>
        <draw:line draw:style-name="gr6" draw:text-style-name="P1" draw:layer="layout" svg:x1="4.549cm" svg:y1="4.727cm" svg:x2="4.549cm" svg:y2="6.719cm">
          <text:p/>
        </draw:line>
        <draw:frame draw:style-name="gr7" draw:text-style-name="P4" draw:layer="layout" svg:width="3.508cm" svg:height="0.725cm" svg:x="4.665cm" svg:y="5.143cm">
          <draw:text-box>
            <text:p><text:span text:style-name="T1">tty_read</text:span></text:p>
          </draw:text-box>
        </draw:frame>
        <draw:line draw:style-name="gr6" draw:text-style-name="P1" draw:layer="layout" svg:x1="4.549cm" svg:y1="17.907cm" svg:x2="4.549cm" svg:y2="14.578cm">
          <text:p/>
        </draw:line>
        <draw:line draw:style-name="gr6" draw:text-style-name="P1" draw:layer="layout" svg:x1="6.392cm" svg:y1="12.07cm" svg:x2="6.392cm" svg:y2="9.662cm">
          <text:p/>
        </draw:line>
        <draw:frame draw:style-name="gr7" draw:text-style-name="P4" draw:layer="layout" svg:width="3.508cm" svg:height="0.725cm" svg:x="4.636cm" svg:y="14.786cm">
          <draw:text-box>
            <text:p><text:span text:style-name="T1">kbd_isr</text:span></text:p>
          </draw:text-box>
        </draw:frame>
        <draw:frame draw:style-name="gr7" draw:text-style-name="P4" draw:layer="layout" svg:width="3.508cm" svg:height="0.725cm" svg:x="6.665cm" svg:y="10.646cm">
          <draw:text-box>
            <text:p><text:span text:style-name="T1">tty_notify</text:span></text:p>
          </draw:text-box>
        </draw:frame>
        <draw:custom-shape draw:style-name="gr2" draw:text-style-name="P1" draw:layer="layout" svg:width="15.399cm" svg:height="2.526cm" svg:x="2.737cm" svg:y="17.876cm">
          <text:p text:style-name="P1">Interrupt Manager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custom-shape draw:style-name="gr1" draw:text-style-name="P5" draw:layer="layout" svg:width="24.929cm" svg:height="10.553cm" svg:x="2.17cm" svg:y="6.154cm">
          <text:p text:style-name="P1"><text:span text:style-name="T2">TTY Driver</text:span></text:p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23.779cm" svg:height="3.01cm" svg:x="2.735cm" svg:y="6.692cm">
          <text:p text:style-name="P2"><text:span text:style-name="T2">Logical layer - tty.c</text:span></text:p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4.888cm" svg:height="4.491cm" svg:x="2.736cm" svg:y="10.827cm">
          <text:p text:style-name="P2"><text:span text:style-name="T2">Console driver</text:span><text:span text:style-name="T2"><text:line-break/></text:span><text:span text:style-name="T2">keyboard.c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4.457cm" svg:height="1.07cm" svg:x="12.03cm" svg:y="11.526cm">
          <text:p text:style-name="P1"><text:span text:style-name="T2">Read buffer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24.363cm" svg:height="3.01cm" svg:x="2.736cm" svg:y="1.692cm">
          <text:p text:style-name="P1"><text:span text:style-name="T2">File system layer</text:span></text:p>
          <draw:enhanced-geometry svg:viewBox="0 0 21600 21600" draw:type="rectangle" draw:enhanced-path="M 0 0 L 21600 0 21600 21600 0 21600 0 0 Z N"/>
        </draw:custom-shape>
        <draw:line draw:style-name="gr6" draw:text-style-name="P1" draw:layer="layout" svg:x1="4.549cm" svg:y1="4.727cm" svg:x2="4.549cm" svg:y2="6.719cm">
          <text:p/>
        </draw:line>
        <draw:frame draw:style-name="gr7" draw:text-style-name="P4" draw:layer="layout" svg:width="3.508cm" svg:height="0.725cm" svg:x="4.665cm" svg:y="5.143cm">
          <draw:text-box>
            <text:p><text:span text:style-name="T1">tty_read</text:span></text:p>
          </draw:text-box>
        </draw:frame>
        <draw:line draw:style-name="gr6" draw:text-style-name="P1" draw:layer="layout" svg:x1="4.549cm" svg:y1="17.907cm" svg:x2="4.54cm" svg:y2="15.346cm">
          <text:p/>
        </draw:line>
        <draw:line draw:style-name="gr6" draw:text-style-name="P1" draw:layer="layout" svg:x1="4.4cm" svg:y1="10.862cm" svg:x2="4.392cm" svg:y2="9.662cm">
          <text:p/>
        </draw:line>
        <draw:frame draw:style-name="gr7" draw:text-style-name="P4" draw:layer="layout" svg:width="3.508cm" svg:height="0.725cm" svg:x="4.803cm" svg:y="16.067cm">
          <draw:text-box>
            <text:p><text:span text:style-name="T1">kbd_isr</text:span></text:p>
          </draw:text-box>
        </draw:frame>
        <draw:custom-shape draw:style-name="gr2" draw:text-style-name="P5" draw:layer="layout" svg:width="24.111cm" svg:height="2.526cm" svg:x="2.737cm" svg:y="17.876cm">
          <text:p text:style-name="P1"><text:span text:style-name="T2">Interrupt Manager</text:span></text:p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5.227cm" svg:height="4.567cm" svg:x="21.259cm" svg:y="10.751cm">
          <text:p text:style-name="P2"><text:span text:style-name="T2">Line discipline</text:span><text:span text:style-name="T2"><text:line-break/></text:span><text:span text:style-name="T2">tty_ld.c</text:span></text:p>
          <draw:enhanced-geometry svg:viewBox="0 0 21600 21600" draw:type="rectangle" draw:enhanced-path="M 0 0 L 21600 0 21600 21600 0 21600 0 0 Z N"/>
        </draw:custom-shape>
        <draw:line draw:style-name="gr6" draw:text-style-name="P1" draw:layer="layout" svg:x1="22.583cm" svg:y1="9.685cm" svg:x2="22.568cm" svg:y2="10.779cm">
          <text:p/>
        </draw:line>
        <draw:custom-shape draw:style-name="gr4" draw:text-style-name="P5" draw:layer="layout" svg:width="4.457cm" svg:height="1.07cm" svg:x="12.087cm" svg:y="12.882cm">
          <text:p text:style-name="P1"><text:span text:style-name="T2">Line buffer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4.457cm" svg:height="1.07cm" svg:x="12.088cm" svg:y="14.282cm">
          <text:p text:style-name="P1"><text:span text:style-name="T2">Termios struct</text:span>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8.829cm" svg:height="5.264cm" svg:x="10.088cm" svg:y="10.361cm">
          <text:p text:style-name="P1">TTY state</text:p>
          <draw:enhanced-geometry svg:viewBox="0 0 21600 21600" draw:type="rectangle" draw:enhanced-path="M 0 0 L 21600 0 21600 21600 0 21600 0 0 Z N"/>
        </draw:custom-shape>
        <draw:line draw:style-name="gr6" draw:text-style-name="P1" draw:layer="layout" svg:x1="24.484cm" svg:y1="9.685cm" svg:x2="24.469cm" svg:y2="10.779cm">
          <text:p/>
        </draw:line>
        <draw:frame draw:style-name="gr7" draw:text-style-name="P4" draw:layer="layout" svg:width="2.883cm" svg:height="0.725cm" svg:x="24.401cm" svg:y="9.834cm">
          <draw:text-box>
            <text:p><text:span text:style-name="T1">tty_ld_read</text:span></text:p>
          </draw:text-box>
        </draw:frame>
        <draw:frame draw:style-name="gr7" draw:text-style-name="P4" draw:layer="layout" svg:width="2.883cm" svg:height="0.725cm" svg:x="20.002cm" svg:y="9.835cm">
          <draw:text-box>
            <text:p><text:span text:style-name="T1">tty_ld_put</text:span></text:p>
          </draw:text-box>
        </draw:frame>
        <draw:frame draw:style-name="gr7" draw:text-style-name="P4" draw:layer="layout" svg:width="2.883cm" svg:height="0.725cm" svg:x="4.503cm" svg:y="9.836cm">
          <draw:text-box>
            <text:p><text:span text:style-name="T1">tty_put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2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custom-shape draw:style-name="gr2" draw:text-style-name="P1" xml:id="id1" draw:id="id1" draw:layer="layout" svg:width="3.175cm" svg:height="3.175cm" svg:x="3.064cm" svg:y="4.646cm">
          <text:p text:style-name="P1">S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11" draw:layer="layout" svg:width="21.195cm" svg:height="5.228cm" svg:x="1.587cm" svg:y="14.121cm">
          <draw:text-box>
            <text:p text:style-name="P8">S0: no escape received</text:p>
            <text:p text:style-name="P8">S1: escape received, waiting for CSI or valid two-character command</text:p>
            <text:p text:style-name="P8">S2: CSI (control sequence introducer) received</text:p>
            <text:p text:style-name="P8">S3: first parameter received</text:p>
            <text:p text:style-name="P9">S4: second parameter received – in this </text:p>
            <text:p text:style-name="P10">state, the actual command is processed </text:p>
            <text:p text:style-name="P10">before state S0 is entered again</text:p>
          </draw:text-box>
        </draw:frame>
        <draw:custom-shape draw:style-name="gr2" draw:text-style-name="P1" xml:id="id2" draw:id="id2" draw:layer="layout" svg:width="3.175cm" svg:height="3.175cm" svg:x="9.109cm" svg:y="4.508cm">
          <text:p text:style-name="P1">S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1" draw:layer="layout" draw:type="curve" svg:x1="5.774cm" svg:y1="5.111cm" svg:x2="9.109cm" svg:y2="6.096cm" draw:start-shape="id1" draw:start-glue-point="11" draw:end-shape="id2" draw:end-glue-point="6" svg:d="m5774 5111c2850 0 1183 985 3335 985">
          <text:p/>
        </draw:connector>
        <draw:frame draw:style-name="gr7" draw:text-style-name="P12" draw:layer="layout" svg:width="2.84cm" svg:height="0.645cm" svg:x="12.478cm" svg:y="4.452cm">
          <draw:text-box>
            <text:p><text:span text:style-name="T3">[ read</text:span></text:p>
          </draw:text-box>
        </draw:frame>
        <draw:custom-shape draw:style-name="gr2" draw:text-style-name="P1" xml:id="id3" draw:id="id3" draw:layer="layout" svg:width="3.175cm" svg:height="3.175cm" svg:x="14.735cm" svg:y="4.51cm">
          <text:p text:style-name="P1">S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1" draw:layer="layout" draw:type="curve" svg:x1="11.819cm" svg:y1="4.973cm" svg:x2="14.735cm" svg:y2="6.097cm" draw:start-shape="id2" draw:start-glue-point="11" draw:end-shape="id3" svg:d="m11819 4973c2535 0 1077 1124 2916 1124">
          <text:p/>
        </draw:connector>
        <draw:connector draw:style-name="gr10" draw:text-style-name="P1" draw:layer="layout" draw:type="curve" svg:x1="9.574cm" svg:y1="7.218cm" svg:x2="6.239cm" svg:y2="6.233cm" draw:start-shape="id2" draw:start-glue-point="7" draw:end-shape="id1" svg:d="m9574 7218c-2850 0-1183-985-3335-985">
          <text:p/>
        </draw:connector>
        <draw:frame draw:style-name="gr7" draw:text-style-name="P12" draw:layer="layout" svg:width="2.84cm" svg:height="0.645cm" svg:x="6.267cm" svg:y="4.23cm">
          <draw:text-box>
            <text:p><text:span text:style-name="T3">ESC read</text:span></text:p>
          </draw:text-box>
        </draw:frame>
        <draw:frame draw:style-name="gr7" draw:text-style-name="P12" draw:layer="layout" svg:width="2.84cm" svg:height="2.221cm" svg:x="6.211cm" svg:y="7.127cm">
          <draw:text-box>
            <text:p><text:span text:style-name="T3">Character different from [ and any valid command character read</text:span></text:p>
          </draw:text-box>
        </draw:frame>
        <draw:connector draw:style-name="gr10" draw:text-style-name="P1" draw:layer="layout" draw:type="curve" svg:x1="15.2cm" svg:y1="4.975cm" svg:x2="16.322cm" svg:y2="4.51cm" draw:start-shape="id3" draw:start-glue-point="5" draw:end-shape="id3" svg:d="m15200 4975c0-1450 1122-1218 1122-465">
          <text:p/>
        </draw:connector>
        <draw:frame draw:style-name="gr7" draw:text-style-name="P12" draw:layer="layout" svg:width="2.84cm" svg:height="0.645cm" svg:x="14.957cm" svg:y="2.949cm">
          <draw:text-box>
            <text:p><text:span text:style-name="T3">Digit read</text:span></text:p>
          </draw:text-box>
        </draw:frame>
        <draw:custom-shape draw:style-name="gr2" draw:text-style-name="P1" xml:id="id4" draw:id="id4" draw:layer="layout" svg:width="3.175cm" svg:height="3.175cm" svg:x="21.17cm" svg:y="4.539cm">
          <text:p text:style-name="P1">S3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1" draw:layer="layout" draw:type="curve" svg:x1="17.445cm" svg:y1="4.975cm" svg:x2="21.17cm" svg:y2="6.127cm" draw:start-shape="id3" draw:start-glue-point="11" draw:end-shape="id4" draw:end-glue-point="6" svg:d="m17445 4975c3142 0 1280 1152 3725 1152">
          <text:p/>
        </draw:connector>
        <draw:frame draw:style-name="gr7" draw:text-style-name="P12" draw:layer="layout" svg:width="2.84cm" svg:height="0.645cm" svg:x="18.41cm" svg:y="4.454cm">
          <draw:text-box>
            <text:p><text:span text:style-name="T3">; read </text:span></text:p>
          </draw:text-box>
        </draw:frame>
        <draw:custom-shape draw:style-name="gr2" draw:text-style-name="P1" xml:id="id5" draw:id="id5" draw:layer="layout" svg:width="3.175cm" svg:height="3.175cm" svg:x="21.199cm" svg:y="9.999cm">
          <text:p text:style-name="P1">S4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1" draw:layer="layout" draw:type="curve" svg:x1="23.88cm" svg:y1="7.249cm" svg:x2="22.787cm" svg:y2="9.999cm" draw:start-shape="id4" draw:start-glue-point="9" draw:end-shape="id5" draw:end-glue-point="4" svg:d="m23880 7249c0 2410-1093 1036-1093 2750">
          <text:p/>
        </draw:connector>
        <draw:frame draw:style-name="gr7" draw:text-style-name="P12" draw:layer="layout" svg:width="2.84cm" svg:height="1.433cm" svg:x="23.925cm" svg:y="8.409cm">
          <draw:text-box>
            <text:p><text:span text:style-name="T3">Valid command character read</text:span></text:p>
          </draw:text-box>
        </draw:frame>
        <draw:connector draw:style-name="gr10" draw:text-style-name="P1" draw:layer="layout" draw:type="curve" svg:x1="23.88cm" svg:y1="5.004cm" svg:x2="22.758cm" svg:y2="4.539cm" draw:start-shape="id4" draw:start-glue-point="11" draw:end-shape="id4" draw:end-glue-point="4" svg:d="m23880 5004c0-1450-1122-1218-1122-465">
          <text:p/>
        </draw:connector>
        <draw:frame draw:style-name="gr7" draw:text-style-name="P12" draw:layer="layout" svg:width="2.84cm" svg:height="0.645cm" svg:x="23.368cm" svg:y="3.062cm">
          <draw:text-box>
            <text:p><text:span text:style-name="T3">Digit read</text:span></text:p>
          </draw:text-box>
        </draw:frame>
        <draw:connector draw:style-name="gr10" draw:text-style-name="P1" draw:layer="layout" draw:type="curve" svg:x1="21.199cm" svg:y1="11.587cm" svg:x2="4.652cm" svg:y2="7.821cm" draw:start-shape="id5" draw:start-glue-point="6" draw:end-shape="id1" draw:end-glue-point="8" svg:d="m21199 11587c-11032 0-16547-1255-16547-3766">
          <text:p/>
        </draw:connector>
        <draw:frame draw:style-name="gr7" draw:text-style-name="P12" draw:layer="layout" svg:width="2.84cm" svg:height="1.433cm" svg:x="11.921cm" svg:y="8.577cm">
          <draw:text-box>
            <text:p><text:span text:style-name="T3">Valid command character read</text:span></text:p>
          </draw:text-box>
        </draw:frame>
        <draw:connector draw:style-name="gr10" draw:text-style-name="P1" draw:layer="layout" draw:type="curve" svg:x1="10.697cm" svg:y1="7.683cm" svg:x2="21.199cm" svg:y2="11.587cm" draw:start-shape="id2" draw:start-glue-point="8" draw:end-shape="id5" draw:end-glue-point="6" svg:d="m10697 7683c0 2603 3500 3904 10502 3904">
          <text:p/>
        </draw:connector>
        <draw:connector draw:style-name="gr10" draw:text-style-name="P1" draw:layer="layout" draw:type="curve" draw:line-skew="-1.325cm" svg:x1="15.2cm" svg:y1="4.975cm" svg:x2="4.652cm" svg:y2="4.646cm" draw:start-shape="id3" draw:start-glue-point="5" draw:end-shape="id1" draw:end-glue-point="4" svg:d="m15200 4975c0-3438-10548-3273-10548-329">
          <text:p/>
        </draw:connector>
        <draw:frame draw:style-name="gr7" draw:text-style-name="P12" draw:layer="layout" svg:width="2.84cm" svg:height="1.039cm" svg:x="4.123cm" svg:y="1.753cm">
          <draw:text-box>
            <text:p><text:span text:style-name="T3">Any other character</text:span></text:p>
          </draw:text-box>
        </draw:frame>
        <draw:frame draw:style-name="gr7" draw:text-style-name="P12" draw:layer="layout" svg:width="2.84cm" svg:height="1.433cm" svg:x="17.463cm" svg:y="7.186cm">
          <draw:text-box>
            <text:p><text:span text:style-name="T3">Valid command character read</text:span></text:p>
          </draw:text-box>
        </draw:frame>
        <draw:connector draw:style-name="gr10" draw:text-style-name="P1" draw:layer="layout" draw:type="curve" svg:x1="16.323cm" svg:y1="7.685cm" svg:x2="21.664cm" svg:y2="10.464cm" draw:start-shape="id3" draw:start-glue-point="8" draw:end-shape="id5" draw:end-glue-point="5" svg:d="m16323 7685c0 1735 5341 346 5341 2779">
          <text:p/>
        </draw:connector>
        <draw:connector draw:style-name="gr10" draw:text-style-name="P1" draw:layer="layout" draw:type="curve" draw:line-skew="-2.285cm" svg:x1="22.758cm" svg:y1="4.539cm" svg:x2="4.652cm" svg:y2="4.646cm" draw:start-shape="id4" draw:start-glue-point="4" draw:end-shape="id1" draw:end-glue-point="4" svg:d="m22758 4539c0-4180-18106-4234-18106 107">
          <text:p/>
        </draw:connector>
        <draw:frame draw:style-name="gr7" draw:text-style-name="P12" draw:layer="layout" svg:width="2.84cm" svg:height="1.039cm" svg:x="21.307cm" svg:y="1.532cm">
          <draw:text-box>
            <text:p><text:span text:style-name="T3">Any other character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3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custom-shape draw:style-name="gr1" draw:text-style-name="P5" draw:layer="layout" svg:width="24.929cm" svg:height="10.849cm" svg:x="1.67cm" svg:y="5.054cm">
          <text:p text:style-name="P5"><text:span text:style-name="T2">TTY Driver</text:span></text:p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23.779cm" svg:height="2.178cm" svg:x="2.235cm" svg:y="5.592cm">
          <text:p text:style-name="P6"><text:span text:style-name="T2">Logical layer - tty.c</text:span></text:p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23.757cm" svg:height="2.265cm" svg:x="2.256cm" svg:y="12.353cm">
          <text:p text:style-name="P6"><text:span text:style-name="T2">Console driver</text:span><text:span text:style-name="T2"><text:line-break/></text:span><text:span text:style-name="T2">console.c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24.363cm" svg:height="3.01cm" svg:x="2.236cm" svg:y="0.592cm">
          <text:p text:style-name="P5"><text:span text:style-name="T2">File system layer</text:span></text:p>
          <draw:enhanced-geometry svg:viewBox="0 0 21600 21600" draw:type="rectangle" draw:enhanced-path="M 0 0 L 21600 0 21600 21600 0 21600 0 0 Z N"/>
        </draw:custom-shape>
        <draw:line draw:style-name="gr6" draw:text-style-name="P1" draw:layer="layout" svg:x1="4.049cm" svg:y1="3.627cm" svg:x2="4.049cm" svg:y2="5.619cm">
          <text:p/>
        </draw:line>
        <draw:frame draw:style-name="gr7" draw:text-style-name="P4" draw:layer="layout" svg:width="3.508cm" svg:height="0.725cm" svg:x="4.165cm" svg:y="4.043cm">
          <draw:text-box>
            <text:p text:style-name="P13"><text:span text:style-name="T1">tty_write</text:span></text:p>
          </draw:text-box>
        </draw:frame>
        <draw:custom-shape draw:style-name="gr2" draw:text-style-name="P6" draw:layer="layout" svg:width="23.757cm" svg:height="2.172cm" svg:x="2.229cm" svg:y="9.064cm">
          <text:p text:style-name="P6"><text:span text:style-name="T2">Line discipline</text:span><text:span text:style-name="T2"><text:line-break/></text:span><text:span text:style-name="T2">tty_ld.c</text:span></text:p>
          <draw:enhanced-geometry svg:viewBox="0 0 21600 21600" draw:type="rectangle" draw:enhanced-path="M 0 0 L 21600 0 21600 21600 0 21600 0 0 Z N"/>
        </draw:custom-shape>
        <draw:line draw:style-name="gr10" draw:text-style-name="P1" draw:layer="layout" svg:x1="9.218cm" svg:y1="7.798cm" svg:x2="9.218cm" svg:y2="9.051cm">
          <text:p/>
        </draw:line>
        <draw:frame draw:style-name="gr7" draw:text-style-name="P4" draw:layer="layout" svg:width="3.508cm" svg:height="0.725cm" svg:x="9.596cm" svg:y="7.944cm">
          <draw:text-box>
            <text:p text:style-name="P13"><text:span text:style-name="T1">tty_ld_write</text:span></text:p>
          </draw:text-box>
        </draw:frame>
        <draw:line draw:style-name="gr10" draw:text-style-name="P1" draw:layer="layout" svg:x1="11.168cm" svg:y1="11.224cm" svg:x2="11.168cm" svg:y2="12.366cm">
          <text:p/>
        </draw:line>
        <draw:custom-shape draw:style-name="gr2" draw:text-style-name="P6" draw:layer="layout" svg:width="23.757cm" svg:height="1.581cm" svg:x="2.283cm" svg:y="19.05cm">
          <text:p text:style-name="P6"><text:span text:style-name="T2">VGA driver</text:span><text:span text:style-name="T2"><text:line-break/></text:span><text:span text:style-name="T2">vga.c</text:span></text:p>
          <draw:enhanced-geometry svg:viewBox="0 0 21600 21600" draw:type="rectangle" draw:enhanced-path="M 0 0 L 21600 0 21600 21600 0 21600 0 0 Z N"/>
        </draw:custom-shape>
        <draw:frame draw:style-name="gr7" draw:text-style-name="P4" draw:layer="layout" svg:width="3.508cm" svg:height="0.725cm" svg:x="11.49cm" svg:y="11.454cm">
          <draw:text-box>
            <text:p text:style-name="P13"><text:span text:style-name="T1">kputchar</text:span></text:p>
          </draw:text-box>
        </draw:frame>
        <draw:line draw:style-name="gr10" draw:text-style-name="P1" draw:layer="layout" svg:x1="12.059cm" svg:y1="14.621cm" svg:x2="12.059cm" svg:y2="19.078cm">
          <text:p/>
        </draw:line>
        <draw:frame draw:style-name="gr7" draw:text-style-name="P4" draw:layer="layout" svg:width="7.506cm" svg:height="2.621cm" svg:x="12.449cm" svg:y="16.099cm">
          <draw:text-box>
            <text:p text:style-name="P13"><text:span text:style-name="T1">vga_setchar</text:span></text:p>
            <text:p text:style-name="P13"><text:span text:style-name="T1">vga_vid_copy</text:span></text:p>
            <text:p text:style-name="P13"><text:span text:style-name="T1">vga_vid_copy_line</text:span></text:p>
            <text:p text:style-name="P13"><text:span text:style-name="T1">vga_set_hw_cursor</text:span></text:p>
            <text:p text:style-name="P13"><text:span text:style-name="T1">vga_hide_hw_cursor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4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Christian </meta:initial-creator>
    <meta:creation-date>2011-10-03T13:41:20</meta:creation-date>
    <dc:date>2012-05-26T14:45:30</dc:date>
    <dc:creator>Christian </dc:creator>
    <meta:editing-duration>PT4H57M8S</meta:editing-duration>
    <meta:editing-cycles>55</meta:editing-cycles>
    <meta:generator>LibreOffice/3.5$Linux_x86 LibreOffice_project/350m1$Build-2</meta:generator>
    <meta:document-statistic meta:object-count="107"/>
  </office:meta>
</office:document-meta>
</file>